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57" style:parent-style-name="ללאמרווח" style:family="paragraph">
      <style:paragraph-properties fo:text-align="justify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6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67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DE4D0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 style:min-row-height="0.6708in" style:use-optimal-row-height="false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 style:min-row-height="0.0631in" style:use-optimal-row-height="false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חב' מקורות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חי<text:s/></text:p>
          </table:table-cell>
          <table:table-cell table:style-name="TableCell36" table:number-columns-spanned="2">
            <text:p text:style-name="P37">כיף ראשון לציון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הטפלת מים.</text:p>
          </table:table-cell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<text:span text:style-name="T54">רמת סיווג</text:span><text:span text:style-name="T55"><text:s/>: <text:s/></text:span></text:p>
          </table:table-cell>
          <table:table-cell table:style-name="TableCell56">
            <text:p text:style-name="P57"><text:span text:style-name="T58"><text:s text:c="2"/></text:span><text:span text:style-name="T59">C</text:span><text:span text:style-name="T60">.</text:span></text:p>
          </table:table-cell>
          <table:table-cell table:style-name="TableCell61">
            <text:p text:style-name="P62">אישור כבאות:אין.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 table:number-columns-spanned="3">
            <text:p text:style-name="P67">חומרים<text:s/>מסוכנים<text:s/>במפעל</text:p>
          </table:table-cell>
          <table:covered-table-cell/>
          <table:covered-table-cell/>
        </table:table-row>
        <table:table-row table:style-name="TableRow68">
          <table:table-cell table:style-name="TableCell69">
            <text:p text:style-name="P70">שם החומר+ או"ם</text:p>
          </table:table-cell>
          <table:table-cell table:style-name="TableCell71">
            <text:p text:style-name="P72">כמות <text:s/>וסוג אריזה</text:p>
          </table:table-cell>
          <table:table-cell table:style-name="TableCell73">
            <text:p text:style-name="P74">קוד חירום</text:p>
          </table:table-cell>
          <table:table-cell table:style-name="TableCell75">
            <text:p text:style-name="P76">מיקום במפעל</text:p>
          </table:table-cell>
        </table:table-row>
        <table:table-row table:style-name="TableRow77">
          <table:table-cell table:style-name="TableCell78">
            <text:p text:style-name="P79">הפוכלוריד- 1791.</text:p>
          </table:table-cell>
          <table:table-cell table:style-name="TableCell80">
            <text:p text:style-name="P81">1-קו"ב מיכל מתכת.</text:p>
          </table:table-cell>
          <table:table-cell table:style-name="TableCell82">
            <text:p text:style-name="P83"><text:span text:style-name="T84">X</text:span><text:span text:style-name="T85">-2.</text:span></text:p>
          </table:table-cell>
          <table:table-cell table:style-name="TableCell86">
            <text:p text:style-name="P87">בתוך המבנה מיכל עילי כולל מעצרה.<text:s/></text:p>
          </table:table-cell>
        </table:table-row>
        <table:table-row table:style-name="TableRow88">
          <table:table-cell table:style-name="TableCell89">
            <text:p text:style-name="P90">סולר<text:s/>–<text:s/>1202.</text:p>
          </table:table-cell>
          <table:table-cell table:style-name="TableCell91">
            <text:p text:style-name="P92">5-קו"ב מיכל מתכת.</text:p>
          </table:table-cell>
          <table:table-cell table:style-name="TableCell93">
            <text:p text:style-name="P94"><text:span text:style-name="T95">Z</text:span><text:span text:style-name="T96">-3.</text:span></text:p>
          </table:table-cell>
          <table:table-cell table:style-name="TableCell97">
            <text:p text:style-name="P98">בחצר מיכל עילי כולל מעצרה.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<text:s text:c="99"/>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<text:bookmark-start text:name="_GoBack"/>שם</text:p>
          </table:table-cell>
          <table:table-cell table:style-name="TableCell156">
            <text:p text:style-name="P157">טלפון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נייד</text:p>
          </table:table-cell>
        </table:table-row>
        <table:table-row table:style-name="TableRow162">
          <table:table-cell table:style-name="TableCell163">
            <text:p text:style-name="P164">גדעון.</text:p>
            <text:p text:style-name="P165">מוטי.</text:p>
          </table:table-cell>
          <table:table-cell table:style-name="TableCell166">
            <text:p text:style-name="P167">08:9271542.</text:p>
          </table:table-cell>
          <table:table-cell table:style-name="TableCell168">
            <text:p text:style-name="P169"/>
          </table:table-cell>
          <table:table-cell table:style-name="TableCell170">
            <text:p text:style-name="P171">050:8774592.</text:p>
            <text:p text:style-name="P172">050:8771691.</text:p>
          </table:table-cell>
        </table:table-row>
      </table:table>
      <text:p text:style-name="P173"><text:bookmark-end text:name="_GoBack"/></text:p>
      <text:p text:style-name="P174">הערות מיוחדות :ההגעה למתחם דרך החי כיף מצדו הדרומי הגובל לכביש מס'4 .</text:p>
      <text:p text:style-name="P175"/>
      <text:p text:style-name="P176"/>
      <text:p text:style-name="P177"/>
      <text:p text:style-name="P178">ממצאים : אבישי פפיאשוילי : אוקטובר 2013.</text:p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3:00Z</meta:creation-date>
    <dc:date>2014-05-21T07:43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0" meta:character-count="664" meta:row-count="4" meta:non-whitespace-character-count="555"/>
  </office:meta>
</office:document-meta>
</file>